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0.562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0.7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74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1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942cm" fo:min-width="1.4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2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5cm" svg:height="2.1cm" svg:x="23.5cm" svg:y="3.6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6.5cm" svg:y="1.6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9.3cm" svg:y="3.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2.8cm" svg:y="6.6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5.6cm" svg:y="6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29cm" svg:y="8.9cm">
          <text:p text:style-name="P1">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cm" svg:height="2.1cm" svg:x="8.8cm" svg:y="12.5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26.4cm" svg:y="6.1cm">
          <text:p text:style-name="P1">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21.2cm" svg:y="5.9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9.9cm" svg:y="9.1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0.7cm" svg:y="9.4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2.9cm" svg:y="12.4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2.1cm" svg:x="10.9cm" svg:y="15.4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8cm" svg:y1="4.7cm" svg:x2="6.9cm" svg:y2="6.7cm">
          <text:p/>
        </draw:line>
        <draw:line draw:style-name="gr3" draw:text-style-name="P2" draw:layer="layout" svg:x1="10.7cm" svg:y1="4.9cm" svg:x2="13cm" svg:y2="7.1cm">
          <text:p/>
        </draw:line>
        <draw:line draw:style-name="gr3" draw:text-style-name="P2" draw:layer="layout" svg:x1="16.6cm" svg:y1="2.2cm" svg:x2="10.8cm" svg:y2="4.3cm">
          <text:p/>
        </draw:line>
        <draw:line draw:style-name="gr3" draw:text-style-name="P2" draw:layer="layout" svg:x1="18.1cm" svg:y1="2.7cm" svg:x2="23.8cm" svg:y2="4.5cm">
          <text:p/>
        </draw:line>
        <draw:line draw:style-name="gr3" draw:text-style-name="P2" draw:layer="layout" svg:x1="25cm" svg:y1="4.7cm" svg:x2="26.7cm" svg:y2="6.5cm">
          <text:p/>
        </draw:line>
        <draw:line draw:style-name="gr3" draw:text-style-name="P2" draw:layer="layout" svg:x1="23.5cm" svg:y1="5.1cm" svg:x2="22.5cm" svg:y2="6.7cm">
          <text:p/>
        </draw:line>
        <draw:line draw:style-name="gr3" draw:text-style-name="P2" draw:layer="layout" svg:x1="21.5cm" svg:y1="7.6cm" svg:x2="20.7cm" svg:y2="9.2cm">
          <text:p/>
        </draw:line>
        <draw:line draw:style-name="gr3" draw:text-style-name="P2" draw:layer="layout" svg:x1="27.9cm" svg:y1="7.2cm" svg:x2="29.2cm" svg:y2="9.3cm">
          <text:p/>
        </draw:line>
        <draw:line draw:style-name="gr3" draw:text-style-name="P2" draw:layer="layout" svg:x1="13cm" svg:y1="8.4cm" svg:x2="12cm" svg:y2="9.7cm">
          <text:p/>
        </draw:line>
        <draw:line draw:style-name="gr3" draw:text-style-name="P2" draw:layer="layout" svg:x1="11.1cm" svg:y1="11.2cm" svg:x2="9.7cm" svg:y2="12.8cm">
          <text:p/>
        </draw:line>
        <draw:line draw:style-name="gr3" draw:text-style-name="P2" draw:layer="layout" svg:x1="12cm" svg:y1="11.3cm" svg:x2="13.2cm" svg:y2="12.8cm">
          <text:p/>
        </draw:line>
        <draw:line draw:style-name="gr3" draw:text-style-name="P2" draw:layer="layout" svg:x1="10.2cm" svg:y1="14.4cm" svg:x2="11.5cm" svg:y2="15.8cm">
          <text:p/>
        </draw:line>
        <draw:frame draw:style-name="gr4" draw:text-style-name="P3" draw:layer="layout" svg:width="15.4cm" svg:height="6.99cm" svg:x="16.3cm" svg:y="13.7cm">
          <draw:text-box>
            <text:p>PREORDEN:</text:p>
            <text:p>50,12,8,45,34,17,22,44,78,67,56,89,90</text:p>
            <text:p>INORDEN: </text:p>
            <text:p>8,12,17,22,34,44,45,50,56,78,89,90</text:p>
            <text:p>POSORDEN:</text:p>
            <text:p>8,22,17,44,34,45,12,56,67,90,89,78,50</text:p>
            <text:p/>
          </draw:text-box>
        </draw:frame>
        <draw:frame draw:style-name="gr5" draw:text-style-name="P3" draw:layer="layout" svg:width="9.6cm" svg:height="1.673cm" svg:x="1.7cm" svg:y="1.5cm">
          <draw:text-box>
            <text:p>Fabian Gonzalez Alvarez 171117</text:p>
          </draw:text-box>
        </draw:frame>
      </draw:page>
      <draw:page draw:name="page2" draw:style-name="dp1" draw:master-page-name="Predeterminado">
        <draw:custom-shape draw:style-name="gr6" draw:text-style-name="P4" draw:layer="layout" svg:width="2.2cm" svg:height="2.1cm" svg:x="20.1cm" svg:y="3.5cm">
          <text:p text:style-name="P4">p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23.4cm" svg:y="6.9cm">
          <text:p text:style-name="P4">zor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11.9cm" svg:y="6.4cm">
          <text:p text:style-name="P4">elefa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10.6cm" svg:y="3.5cm">
          <text:p text:style-name="P4">conej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15.4cm" svg:y="1.9cm">
          <text:p text:style-name="P4">ga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8.3cm" svg:y="6.3cm">
          <text:p text:style-name="P4">cer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17.8cm" svg:y="7.1cm">
          <text:p text:style-name="P4">mo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7cm" svg:height="3.1cm" svg:x="6.5cm" svg:y="9.2cm">
          <text:p text:style-name="P4">camale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2.2cm" svg:height="2.1cm" svg:x="16.5cm" svg:y="10cm">
          <text:p text:style-name="P4">jira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22.5cm" svg:y="9.9cm">
          <text:p text:style-name="P4">pa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25.6cm" svg:y="12.5cm">
          <text:p text:style-name="P4">per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4cm" svg:y1="3.2cm" svg:x2="12.7cm" svg:y2="4.3cm">
          <text:p/>
        </draw:line>
        <draw:line draw:style-name="gr8" draw:text-style-name="P5" draw:layer="layout" svg:x1="17.6cm" svg:y1="2.8cm" svg:x2="20.2cm" svg:y2="4cm">
          <text:p/>
        </draw:line>
        <draw:line draw:style-name="gr8" draw:text-style-name="P5" draw:layer="layout" svg:x1="11cm" svg:y1="5.4cm" svg:x2="10cm" svg:y2="6.6cm">
          <text:p/>
        </draw:line>
        <draw:line draw:style-name="gr8" draw:text-style-name="P5" draw:layer="layout" svg:x1="12.3cm" svg:y1="5.4cm" svg:x2="12.9cm" svg:y2="6.5cm">
          <text:p/>
        </draw:line>
        <draw:line draw:style-name="gr8" draw:text-style-name="P5" draw:layer="layout" svg:x1="9cm" svg:y1="8.3cm" svg:x2="7.9cm" svg:y2="9.3cm">
          <text:p/>
        </draw:line>
        <draw:line draw:style-name="gr8" draw:text-style-name="P5" draw:layer="layout" svg:x1="21cm" svg:y1="5.5cm" svg:x2="19.4cm" svg:y2="7.1cm">
          <text:p/>
        </draw:line>
        <draw:line draw:style-name="gr8" draw:text-style-name="P5" draw:layer="layout" svg:x1="22cm" svg:y1="5.2cm" svg:x2="23.9cm" svg:y2="7.1cm">
          <text:p/>
        </draw:line>
        <draw:line draw:style-name="gr8" draw:text-style-name="P5" draw:layer="layout" svg:x1="18.9cm" svg:y1="9.2cm" svg:x2="18.1cm" svg:y2="10.2cm">
          <text:p/>
        </draw:line>
        <draw:line draw:style-name="gr8" draw:text-style-name="P5" draw:layer="layout" svg:x1="24.5cm" svg:y1="9cm" svg:x2="23.6cm" svg:y2="10.1cm">
          <text:p/>
        </draw:line>
        <draw:line draw:style-name="gr8" draw:text-style-name="P5" draw:layer="layout" svg:x1="24.3cm" svg:y1="11.6cm" svg:x2="25.8cm" svg:y2="12.9cm">
          <text:p/>
        </draw:line>
        <draw:frame draw:style-name="gr9" draw:text-style-name="P3" draw:layer="layout" svg:width="20.9cm" svg:height="7.528cm" svg:x="4.1cm" svg:y="12.6cm">
          <draw:text-box>
            <text:p>PREORDEN:</text:p>
            <text:p>Gato conejo cerdo camaleon elefante panda mono jirafa zorro pato perro</text:p>
            <text:p>INORDEN:</text:p>
            <text:p>Camaleón cerdo conejo elefante gato jirafa mono panda pato perro zorro</text:p>
            <text:p>POSTORDEN:</text:p>
            <text:p>Camaleon cerdo elefante conejo jirafa mono perro pato zorro panda gato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05:07:46.153582515</meta:creation-date>
    <dc:date>2020-10-13T18:07:28.679254328</dc:date>
    <meta:editing-duration>PT34M23S</meta:editing-duration>
    <meta:editing-cycles>7</meta:editing-cycles>
    <meta:generator>LibreOffice/6.1.5.2$Linux_X86_64 LibreOffice_project/10$Build-2</meta:generator>
    <meta:document-statistic meta:object-count="49"/>
  </office:meta>
</office:document-meta>
</file>